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729fc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62a73b" draw:textarea-horizontal-align="justify" draw:textarea-vertical-align="middle" draw:auto-grow-height="false" fo:min-height="1.426cm" fo:min-width="4.4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2cm" fo:min-width="5.02cm"/>
      <style:paragraph-properties style:writing-mode="lr-tb"/>
    </style:style>
    <style:style style:name="gr8" style:family="graphic" style:parent-style-name="standard">
      <style:graphic-properties draw:fill-color="#62a73b" draw:textarea-horizontal-align="justify" draw:textarea-vertical-align="middle" draw:auto-grow-height="false" fo:min-height="1.426cm" fo:min-width="5.29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5.34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6.108cm"/>
      <style:paragraph-properties style:writing-mode="lr-tb"/>
    </style:style>
    <style:style style:name="gr11" style:family="graphic" style:parent-style-name="standard">
      <style:graphic-properties draw:fill-color="#ef413d" draw:textarea-horizontal-align="justify" draw:textarea-vertical-align="middle" draw:auto-grow-height="false" fo:min-height="0.772cm" fo:min-width="1.398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auto-grow-height="true" fo:min-height="1.25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="solid" draw:fill-color="#729fc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62a73b"/>
      <style:paragraph-properties fo:text-align="center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32pt" style:font-size-asian="24pt" style:font-size-complex="24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267cm" svg:x="1.4cm" svg:y="0.475cm" presentation:class="title" presentation:user-transformed="true">
          <draw:text-box>
            <text:p><text:span text:style-name="T1">Matching </text:span><text:span text:style-name="T1">decision tree</text:span></text:p>
          </draw:text-box>
        </draw:frame>
        <draw:frame draw:style-name="gr1" draw:text-style-name="P1" draw:layer="layout" svg:width="9.906cm" svg:height="4.318cm" svg:x="0.786cm" svg:y="0.756cm">
          <draw:text-box>
            <text:p><text:span text:style-name="T2">BIEN</text:span></text:p>
            <text:p><text:span text:style-name="T3">"taxonobservation_id”</text:span></text:p>
            <text:p><text:span text:style-name="T3">"species_binomial" </text:span><text:span text:style-name="T3">"scrubbed_taxon_name_no_author" </text:span><text:span text:style-name="T3">"scrubbed_author"</text:span></text:p>
            <text:p><text:span text:style-name="T3">"lat", "lng"</text:span></text:p>
          </draw:text-box>
        </draw:frame>
        <draw:frame draw:style-name="gr1" draw:text-style-name="P3" draw:layer="layout" svg:width="7.874cm" svg:height="4.318cm" svg:x="19.812cm" svg:y="0.479cm">
          <draw:text-box>
            <text:p><text:span text:style-name="T2">WCSP</text:span></text:p>
            <text:p><text:span text:style-name="T3">accepted name</text:span></text:p>
            <text:p text:style-name="P2"><text:span text:style-name="T3">spec_binom (needs to be created: </text:span><text:span text:style-name="T4">genus, infraspecific_rank, </text:span><text:span text:style-name="T4">infraspecific_epithet, </text:span><text:span text:style-name="T3">species)</text:span></text:p>
            <text:p><text:span text:style-name="T3"/></text:p>
          </draw:text-box>
        </draw:frame>
        <draw:frame draw:style-name="gr2" draw:text-style-name="P4" draw:layer="layout" svg:width="7.366cm" svg:height="1.673cm" svg:x="7.62cm" svg:y="3.636cm">
          <draw:text-box>
            <text:p><text:span text:style-name="T5">Is BIEN binomial in WCSP </text:span><text:span text:style-name="T5">accepted name?</text:span></text:p>
          </draw:text-box>
        </draw:frame>
        <draw:frame draw:style-name="gr3" draw:text-style-name="P1" draw:layer="layout" svg:width="2.286cm" svg:height="0.962cm" svg:x="4.826cm" svg:y="4.906cm">
          <draw:text-box>
            <text:p>Yes</text:p>
          </draw:text-box>
        </draw:frame>
        <draw:frame draw:style-name="gr3" draw:text-style-name="P1" draw:layer="layout" svg:width="1.87cm" svg:height="0.962cm" svg:x="12.076cm" svg:y="7.97cm">
          <draw:text-box>
            <text:p>Yes</text:p>
          </draw:text-box>
        </draw:frame>
        <draw:line draw:style-name="gr4" draw:text-style-name="P5" draw:layer="layout" svg:x1="5.532cm" svg:y1="5.908cm" svg:x2="5.532cm" svg:y2="7.486cm">
          <text:p/>
        </draw:line>
        <draw:custom-shape draw:style-name="gr5" draw:text-style-name="P7" draw:layer="layout" svg:width="4.958cm" svg:height="1.676cm" svg:x="2.662cm" svg:y="7.548cm">
          <text:p text:style-name="P6"><text:span text:style-name="T6">Matc</text:span><text:span text:style-name="T6">h</text:span></text:p>
          <text:p text:style-name="P6"><text:span text:style-name="T6">(no </text:span><text:span text:style-name="T6">actio</text:span><text:span text:style-name="T6">n </text:span><text:span text:style-name="T6">requir</text:span><text:span text:style-name="T6">ed)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311cm" svg:height="0.962cm" svg:x="17.548cm" svg:y="8.008cm">
          <draw:text-box>
            <text:p>No</text:p>
          </draw:text-box>
        </draw:frame>
        <draw:frame draw:style-name="gr3" draw:text-style-name="P1" draw:layer="layout" svg:width="4.064cm" svg:height="0.962cm" svg:x="15.14cm" svg:y="5.16cm">
          <draw:text-box>
            <text:p>No</text:p>
          </draw:text-box>
        </draw:frame>
        <draw:custom-shape draw:style-name="gr7" draw:text-style-name="P6" draw:layer="layout" svg:width="5.52cm" svg:height="1.87cm" svg:x="12.868cm" svg:y="6.03cm">
          <text:p text:style-name="P6"><text:span text:style-name="T6">Is BIEN binomial in</text:span></text:p>
          <text:p text:style-name="P6"><text:span text:style-name="T6"><text:s/></text:span><text:span text:style-name="T6">WCSP </text:span><text:span text:style-name="T6">spec_binom?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2.954cm" svg:y1="8.932cm" svg:x2="11.684cm" svg:y2="10.16cm">
          <text:p/>
        </draw:line>
        <draw:custom-shape draw:style-name="gr8" draw:text-style-name="P7" draw:layer="layout" svg:width="5.798cm" svg:height="1.676cm" svg:x="3.154cm" svg:y="14.766cm">
          <text:p text:style-name="P6"><text:span text:style-name="T3">Mat</text:span><text:span text:style-name="T3">ch: </text:span><text:span text:style-name="T3">repl</text:span><text:span text:style-name="T3">ace </text:span><text:span text:style-name="T3">BIE</text:span><text:span text:style-name="T3">N </text:span><text:span text:style-name="T3">na</text:span><text:span text:style-name="T3">me</text:span></text:p>
          <text:p text:style-name="P6"><text:span text:style-name="T3">with </text:span><text:span text:style-name="T3">acc</text:span><text:span text:style-name="T3">ept</text:span><text:span text:style-name="T3">ed </text:span><text:span text:style-name="T3">WC</text:span><text:span text:style-name="T3">SP </text:span><text:span text:style-name="T3">na</text:span><text:span text:style-name="T3">me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78cm" svg:height="0.962cm" svg:x="7.12cm" svg:y="12.032cm">
          <draw:text-box>
            <text:p>Yes</text:p>
          </draw:text-box>
        </draw:frame>
        <draw:custom-shape draw:style-name="gr9" draw:text-style-name="P6" draw:layer="layout" svg:width="5.842cm" svg:height="1.524cm" svg:x="7.682cm" svg:y="10.346cm">
          <text:p text:style-name="P6"><text:span text:style-name="T3">Binom</text:span><text:span text:style-name="T3">ial </text:span><text:span text:style-name="T3">corre</text:span><text:span text:style-name="T3">spond</text:span><text:span text:style-name="T3">s to </text:span></text:p>
          <text:p text:style-name="P6"><text:span text:style-name="T3">1 </text:span><text:span text:style-name="T3">accep</text:span><text:span text:style-name="T3">ted </text:span><text:span text:style-name="T3">name</text:span><text:span text:style-name="T3">?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932cm" svg:y1="12.908cm" svg:x2="7.932cm" svg:y2="14.486cm">
          <text:p/>
        </draw:line>
        <draw:frame draw:style-name="gr6" draw:text-style-name="P1" draw:layer="layout" svg:width="1.311cm" svg:height="0.962cm" svg:x="12.149cm" svg:y="12.108cm">
          <draw:text-box>
            <text:p>No</text:p>
          </draw:text-box>
        </draw:frame>
        <draw:line draw:style-name="gr4" draw:text-style-name="P5" draw:layer="layout" svg:x1="18.288cm" svg:y1="8.97cm" svg:x2="21.082cm" svg:y2="10.238cm">
          <text:p/>
        </draw:line>
        <draw:custom-shape draw:style-name="gr10" draw:text-style-name="P6" draw:layer="layout" svg:width="6.608cm" svg:height="2.54cm" svg:x="18.482cm" svg:y="10.492cm">
          <text:p text:style-name="P6"><text:span text:style-name="T7">scrubb</text:span><text:span text:style-name="T7">ed_tax</text:span><text:span text:style-name="T7">on_na</text:span><text:span text:style-name="T7">me_n</text:span><text:span text:style-name="T7">o_aut</text:span><text:span text:style-name="T7">hor</text:span></text:p>
          <text:p text:style-name="P6"><text:span text:style-name="T7"><text:s/></text:span><text:span text:style-name="T7">match</text:span><text:span text:style-name="T7">es </text:span><text:span text:style-name="T7">WCSP </text:span><text:span text:style-name="T7">taxon </text:span><text:span text:style-name="T7">name</text:span></text:p>
          <text:p text:style-name="P6"><text:span text:style-name="T7"><text:s/></text:span><text:span text:style-name="T7">(creat</text:span><text:span text:style-name="T7">e new </text:span><text:span text:style-name="T7">variabl</text:span><text:span text:style-name="T7">e for </text:span><text:span text:style-name="T7">that </text:span><text:span text:style-name="T7">from</text:span></text:p>
          <text:p text:style-name="P6"><text:span text:style-name="T7">Genus</text:span><text:span text:style-name="T7">, infra </text:span><text:span text:style-name="T7">rank + </text:span><text:span text:style-name="T7">epiph</text:span><text:span text:style-name="T7">et, </text:span><text:span text:style-name="T7">specie</text:span><text:span text:style-name="T7">s)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778cm" svg:height="0.962cm" svg:x="18.32cm" svg:y="13.232cm">
          <draw:text-box>
            <text:p>Yes</text:p>
          </draw:text-box>
        </draw:frame>
        <draw:custom-shape draw:style-name="gr8" draw:text-style-name="P7" draw:layer="layout" svg:width="5.798cm" svg:height="1.676cm" svg:x="17.954cm" svg:y="15.566cm">
          <text:p text:style-name="P6"><text:span text:style-name="T3">Match: replace BIEN name</text:span></text:p>
          <text:p text:style-name="P6"><text:span text:style-name="T3">with accepted WCSP </text:span><text:span text:style-name="T3">name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9.132cm" svg:y1="14.008cm" svg:x2="19.132cm" svg:y2="15.586cm">
          <text:p/>
        </draw:line>
        <draw:frame draw:style-name="gr6" draw:text-style-name="P1" draw:layer="layout" svg:width="1.311cm" svg:height="0.962cm" svg:x="24.049cm" svg:y="13.308cm">
          <draw:text-box>
            <text:p>No</text:p>
          </draw:text-box>
        </draw:frame>
        <draw:custom-shape draw:style-name="gr11" draw:text-style-name="P8" draw:layer="layout" svg:width="1.898cm" svg:height="1.022cm" svg:x="24.471cm" svg:y="15.695cm">
          <text:p text:style-name="P6"><text:span text:style-name="T3">No </text:span><text:span text:style-name="T3">Matc</text:span><text:span text:style-name="T3">h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5.132cm" svg:y1="14.008cm" svg:x2="25.132cm" svg:y2="15.586cm">
          <text:p/>
        </draw:line>
        <draw:line draw:style-name="gr4" draw:text-style-name="P5" draw:layer="layout" svg:x1="13.46cm" svg:y1="12.7cm" svg:x2="18.034cm" svg:y2="11.684cm">
          <text:p/>
        </draw:line>
        <draw:frame draw:style-name="gr12" draw:text-style-name="P1" draw:layer="layout" svg:width="4.318cm" svg:height="3.806cm" svg:x="10.922cm" svg:y="16.256cm">
          <draw:text-box>
            <text:p>To what degree should soft matching be included?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1.267cm" svg:x="1.4cm" svg:y="0.475cm" presentation:class="title" presentation:user-transformed="true">
          <draw:text-box>
            <text:p><text:span text:style-name="T1">Matc</text:span><text:span text:style-name="T1">hing </text:span><text:span text:style-name="T1">deci</text:span><text:span text:style-name="T1">sion </text:span><text:span text:style-name="T1">tree</text:span></text:p>
          </draw:text-box>
        </draw:frame>
        <draw:frame draw:style-name="gr2" draw:text-style-name="P4" draw:layer="layout" svg:width="7.366cm" svg:height="1.673cm" svg:x="1.016cm" svg:y="3.048cm">
          <draw:text-box>
            <text:p><text:span text:style-name="T5">Matc</text:span><text:span text:style-name="T5">h all </text:span><text:span text:style-name="T5">field</text:span><text:span text:style-name="T5">s </text:span><text:span text:style-name="T5">with</text:span><text:span text:style-name="T5">out </text:span><text:span text:style-name="T5">auth</text:span><text:span text:style-name="T5">or</text:span></text:p>
          </draw:text-box>
        </draw:frame>
        <draw:frame draw:style-name="gr3" draw:text-style-name="P1" draw:layer="layout" svg:width="2.286cm" svg:height="0.962cm" svg:x="2.794cm" svg:y="5.334cm">
          <draw:text-box>
            <text:p>Yes</text:p>
          </draw:text-box>
        </draw:frame>
        <draw:frame draw:style-name="gr14" draw:text-style-name="P1" draw:layer="layout" svg:width="6.096cm" svg:height="0.962cm" svg:x="1.016cm" svg:y="7.112cm">
          <draw:text-box>
            <text:p>One match</text:p>
          </draw:text-box>
        </draw:frame>
        <draw:frame draw:style-name="gr14" draw:text-style-name="P1" draw:layer="layout" svg:width="6.096cm" svg:height="0.962cm" svg:x="6.35cm" svg:y="7.112cm">
          <draw:text-box>
            <text:p>One match</text:p>
          </draw:text-box>
        </draw:frame>
        <presentation:notes draw:style-name="dp1">
          <draw:page-thumbnail draw:style-name="gr13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10:07:36.709274034</meta:creation-date>
    <dc:date>2020-02-14T13:26:42.508635018</dc:date>
    <meta:editing-duration>PT20M1S</meta:editing-duration>
    <meta:editing-cycles>6</meta:editing-cycles>
    <meta:generator>LibreOffice/6.3.4.2$Linux_X86_64 LibreOffice_project/30$Build-2</meta:generator>
    <meta:document-statistic meta:object-count="57"/>
  </office:meta>
</office:document-meta>
</file>